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19ccc2"/>
    </style:style>
    <style:style style:name="P16" style:family="paragraph">
      <style:paragraph-properties style:writing-mode="lr-tb"/>
    </style:style>
    <style:style style:name="P1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19ccc2"/>
    </style:style>
    <style:style style:name="T17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5553122045936" text:id="ct1055531220459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5553122059872" text:id="ct1055531220598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22152432" text:id="ct1055531221524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5553122093984" text:id="ct10555312209398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5553122048224" text:id="ct105553122048224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05553122045936"/><text:change-start text:change-id="ct105553122059872"/>Adopt<text:change-end text:change-id="ct105553122059872"/>ed<text:change-start text:change-id="ct105553122152432"/> as a <text:change-end text:change-id="ct105553122152432"/>NMRA <text:span text:style-name="T16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5553122093984"/><text:change-start text:change-id="ct105553122048224"/>Version History<text:change-end text:change-id="ct105553122048224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29:36.844471972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Glossary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TN-</text:span><text:span text:style-name="MT11">9.7.0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8H55M28S</meta:editing-duration>
    <meta:generator>LibreOffice/4.4.0.3$MacOSX_X86_64 LibreOffice_project/de093506bcdc5fafd9023ee680b8c60e3e0645d7</meta:generator>
    <dc:date>2015-02-24T17:29:36.606018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5" meta:non-whitespace-character-count="386"/>
  </office:meta>
</office:document-meta>
</file>